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size="20pt" style:font-size-asian="20pt" style:font-size-complex="20pt"/>
    </style:style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Standard" style:list-style-name="L2"/>
    <style:style style:name="P34" style:family="paragraph" style:parent-style-name="Standard" style:list-style-name="L2"/>
    <style:style style:name="P35" style:family="paragraph" style:parent-style-name="Standard" style:list-style-name="L2"/>
    <style:style style:name="P36" style:family="paragraph" style:parent-style-name="Standard" style:list-style-name="L2"/>
    <style:style style:name="P37" style:family="paragraph" style:parent-style-name="Standard" style:list-style-name="L2"/>
    <style:style style:name="P38" style:family="paragraph" style:parent-style-name="Standard" style:list-style-name="L2"/>
    <style:style style:name="P39" style:family="paragraph" style:parent-style-name="Standard" style:list-style-name="L2"/>
    <style:style style:name="P40" style:family="paragraph" style:parent-style-name="Standard" style:list-style-name="L2"/>
    <style:style style:name="P41" style:family="paragraph" style:parent-style-name="Standard" style:list-style-name="L3"/>
    <style:style style:name="P42" style:family="paragraph" style:parent-style-name="Standard" style:list-style-name="L3"/>
    <style:style style:name="P43" style:family="paragraph" style:parent-style-name="Standard" style:list-style-name="L4"/>
    <style:style style:name="P44" style:family="paragraph" style:parent-style-name="Standard" style:list-style-name="L4"/>
    <style:style style:name="P45" style:family="paragraph" style:parent-style-name="Standard" style:list-style-name="L5"/>
    <style:style style:name="P46" style:family="paragraph" style:parent-style-name="Standard" style:list-style-name="L6"/>
    <style:style style:name="P47" style:family="paragraph" style:parent-style-name="Standard" style:list-style-name="L7"/>
    <style:style style:name="P48" style:family="paragraph" style:parent-style-name="Standard" style:list-style-name="L8"/>
    <style:style style:name="P49" style:family="paragraph" style:parent-style-name="Standard" style:list-style-name="L8"/>
    <style:style style:name="P50" style:family="paragraph" style:parent-style-name="Standard" style:list-style-name="L5"/>
    <style:style style:name="P51" style:family="paragraph" style:parent-style-name="Standard" style:list-style-name="L9"/>
    <style:style style:name="P52" style:family="paragraph" style:parent-style-name="Standard" style:list-style-name="L9"/>
    <style:style style:name="P53" style:family="paragraph" style:parent-style-name="Standard" style:list-style-name="L10"/>
    <style:style style:name="P54" style:family="paragraph" style:parent-style-name="Standard" style:list-style-name="L7"/>
    <style:style style:name="P55" style:family="paragraph" style:parent-style-name="Standard" style:list-style-name="L11"/>
    <style:style style:name="P56" style:family="paragraph" style:parent-style-name="Standard" style:list-style-name="L12"/>
    <style:style style:name="P57" style:family="paragraph" style:parent-style-name="Standard" style:list-style-name="L5"/>
    <style:style style:name="P58" style:family="paragraph" style:parent-style-name="Standard" style:list-style-name="L13"/>
    <style:style style:name="P59" style:family="paragraph" style:parent-style-name="Standard" style:list-style-name="L12"/>
    <style:style style:name="P60" style:family="paragraph" style:parent-style-name="Standard" style:list-style-name="L14"/>
    <style:style style:name="P61" style:family="paragraph" style:parent-style-name="Standard" style:list-style-name="L14"/>
    <style:style style:name="P62" style:family="paragraph" style:parent-style-name="Standard" style:list-style-name="L15"/>
    <style:style style:name="P63" style:family="paragraph" style:parent-style-name="Standard" style:list-style-name="L5"/>
    <style:style style:name="P64" style:family="paragraph" style:parent-style-name="Standard" style:list-style-name="L16"/>
    <style:style style:name="P65" style:family="paragraph" style:parent-style-name="Standard" style:list-style-name="L15"/>
    <style:style style:name="P66" style:family="paragraph" style:parent-style-name="Standard" style:list-style-name="L17"/>
    <style:style style:name="P67" style:family="paragraph" style:parent-style-name="Standard" style:list-style-name="L18"/>
    <style:style style:name="P68" style:family="paragraph" style:parent-style-name="Standard" style:list-style-name="L5"/>
    <style:style style:name="P69" style:family="paragraph" style:parent-style-name="Standard" style:list-style-name="L19"/>
    <style:style style:name="P70" style:family="paragraph" style:parent-style-name="Standard" style:list-style-name="L18"/>
    <style:style style:name="P71" style:family="paragraph" style:parent-style-name="Standard" style:list-style-name="L20"/>
    <style:style style:name="P72" style:family="paragraph" style:parent-style-name="Standard" style:list-style-name="L5"/>
    <style:style style:name="P73" style:family="paragraph" style:parent-style-name="Standard" style:list-style-name="L21"/>
    <style:style style:name="P74" style:family="paragraph" style:parent-style-name="Standard" style:list-style-name="L20"/>
    <style:style style:name="P75" style:family="paragraph" style:parent-style-name="Standard" style:list-style-name="L20"/>
    <style:style style:name="P76" style:family="paragraph" style:parent-style-name="Standard" style:list-style-name="L22"/>
    <style:style style:name="P77" style:family="paragraph" style:parent-style-name="Standard" style:list-style-name="L23"/>
    <style:style style:name="P78" style:family="paragraph" style:parent-style-name="Standard" style:list-style-name="L5"/>
    <style:style style:name="P79" style:family="paragraph" style:parent-style-name="Standard" style:list-style-name="L24"/>
    <style:style style:name="P80" style:family="paragraph" style:parent-style-name="Standard" style:list-style-name="L23"/>
    <style:style style:name="P81" style:family="paragraph" style:parent-style-name="Standard" style:list-style-name="L23"/>
    <style:style style:name="P82" style:family="paragraph" style:parent-style-name="Standard" style:list-style-name="L25"/>
    <style:style style:name="P83" style:family="paragraph" style:parent-style-name="Standard" style:list-style-name="L25"/>
    <style:style style:name="P84" style:family="paragraph" style:parent-style-name="Standard" style:list-style-name="L25"/>
    <style:style style:name="P85" style:family="paragraph" style:parent-style-name="Standard" style:list-style-name="L26"/>
    <style:style style:name="P86" style:family="paragraph" style:parent-style-name="Standard" style:list-style-name="L27"/>
    <style:style style:name="P87" style:family="paragraph" style:parent-style-name="Standard" style:list-style-name="L28"/>
    <style:style style:name="P88" style:family="paragraph" style:parent-style-name="Standard" style:list-style-name="L5"/>
    <style:style style:name="P89" style:family="paragraph" style:parent-style-name="Standard" style:list-style-name="L29"/>
    <style:style style:name="P90" style:family="paragraph" style:parent-style-name="Standard" style:list-style-name="L28"/>
    <style:style style:name="P91" style:family="paragraph" style:parent-style-name="Standard" style:list-style-name="L30"/>
    <style:style style:name="P92" style:family="paragraph" style:parent-style-name="Standard" style:list-style-name="L30"/>
    <style:style style:name="P93" style:family="paragraph" style:parent-style-name="Standard" style:list-style-name="L31"/>
    <style:style style:name="P94" style:family="paragraph" style:parent-style-name="Standard" style:list-style-name="L5"/>
    <style:style style:name="P95" style:family="paragraph" style:parent-style-name="Standard" style:list-style-name="L32"/>
    <style:style style:name="P96" style:family="paragraph" style:parent-style-name="Standard" style:list-style-name="L31"/>
    <style:style style:name="P97" style:family="paragraph" style:parent-style-name="Standard" style:list-style-name="L33"/>
    <style:style style:name="P98" style:family="paragraph" style:parent-style-name="Standard" style:list-style-name="L34"/>
    <style:style style:name="P99" style:family="paragraph" style:parent-style-name="Standard" style:list-style-name="L5"/>
    <style:style style:name="P100" style:family="paragraph" style:parent-style-name="Standard" style:list-style-name="L35"/>
    <style:style style:name="P101" style:family="paragraph" style:parent-style-name="Standard" style:list-style-name="L35"/>
    <style:style style:name="P102" style:family="paragraph" style:parent-style-name="Standard" style:list-style-name="L36"/>
    <style:style style:name="P103" style:family="paragraph" style:parent-style-name="Standard" style:list-style-name="L36"/>
    <style:style style:name="P104" style:family="paragraph" style:parent-style-name="Standard" style:list-style-name="L5"/>
    <style:style style:name="P105" style:family="paragraph" style:parent-style-name="Standard" style:list-style-name="L37"/>
    <style:style style:name="P106" style:family="paragraph" style:parent-style-name="Standard" style:list-style-name="L37"/>
    <style:style style:name="P107" style:family="paragraph" style:parent-style-name="Standard" style:list-style-name="L5"/>
    <style:style style:name="P108" style:family="paragraph" style:parent-style-name="Standard" style:list-style-name="L5"/>
    <style:style style:name="P109" style:family="paragraph" style:parent-style-name="Standard" style:list-style-name="L33"/>
    <style:style style:name="P110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n Dokument</text:p>
      <text:p text:style-name="P1"/>
      <text:p text:style-name="P2">Änderungsliste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Flo</text:p>
          </table:table-cell>
          <table:table-cell table:style-name="Tabelle1.B1" office:value-type="string">
            <text:p text:style-name="P6">3 neue ideen bei erweiterungen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Brainstorming XML-GUI 30.04.2007</text:p>
      <text:p text:style-name="P5">Steffo, Henrik, Flo</text:p>
      <text:p text:style-name="P4"/>
      <text:p text:style-name="P4">Unterstützte Sachen.</text:p>
      <text:p text:style-name="Standard"/>
      <text:list text:style-name="L1">
        <text:list-item>
          <text:p text:style-name="P7">Controls</text:p>
          <text:list>
            <text:list-item>
              <text:p text:style-name="P7">checkbox</text:p>
            </text:list-item>
            <text:list-item>
              <text:p text:style-name="P7">radiobutton</text:p>
            </text:list-item>
            <text:list-item>
              <text:p text:style-name="P7">label</text:p>
            </text:list-item>
            <text:list-item>
              <text:p text:style-name="P7">editbox</text:p>
            </text:list-item>
            <text:list-item>
              <text:p text:style-name="P7">textbox</text:p>
            </text:list-item>
            <text:list-item>
              <text:p text:style-name="P7">listbox</text:p>
              <text:list>
                <text:list-item>
                  <text:p text:style-name="P7">item</text:p>
                </text:list-item>
              </text:list>
            </text:list-item>
            <text:list-item>
              <text:p text:style-name="P7">combobox</text:p>
              <text:list>
                <text:list-item>
                  <text:p text:style-name="P7">item</text:p>
                </text:list-item>
              </text:list>
            </text:list-item>
            <text:list-item>
              <text:p text:style-name="P7">button</text:p>
            </text:list-item>
            <text:list-item>
              <text:p text:style-name="P7">imagebox</text:p>
              <text:list>
                <text:list-item>
                  <text:p text:style-name="P7">eventuell ein „image“ Tag?</text:p>
                </text:list-item>
              </text:list>
            </text:list-item>
          </text:list>
        </text:list-item>
        <text:list-item>
          <text:p text:style-name="P7">Container</text:p>
          <text:list>
            <text:list-item>
              <text:p text:style-name="P7">radiogroup</text:p>
              <text:list>
                <text:list-item>
                  <text:p text:style-name="P7">radio</text:p>
                </text:list-item>
              </text:list>
            </text:list-item>
            <text:list-item>
              <text:p text:style-name="P7">window</text:p>
              <text:list>
                <text:list-item>
                  <text:p text:style-name="P7">control(s)</text:p>
                </text:list-item>
                <text:list-item>
                  <text:p text:style-name="P7">groupref(s)</text:p>
                </text:list-item>
              </text:list>
            </text:list-item>
            <text:list-item>
              <text:p text:style-name="P7">group</text:p>
              <text:list>
                <text:list-item>
                  <text:p text:style-name="P7">control(s)</text:p>
                </text:list-item>
              </text:list>
            </text:list-item>
          </text:list>
        </text:list-item>
        <text:list-item>
          <text:p text:style-name="P7">Link</text:p>
          <text:list>
            <text:list-item>
              <text:p text:style-name="P7">groupref</text:p>
            </text:list-item>
          </text:list>
        </text:list-item>
      </text:list>
      <text:p text:style-name="Standard"/>
      <text:p text:style-name="Standard"/>
      <text:p text:style-name="Standard">Noch mögliche Erweiterungen:</text:p>
      <text:list text:style-name="L2">
        <text:list-header>
          <text:p text:style-name="P30"/>
        </text:list-header>
        <text:list-item>
          <text:p text:style-name="P30">Menue</text:p>
          <text:list>
            <text:list-item>
              <text:p text:style-name="P30">menueitem</text:p>
            </text:list-item>
            <text:list-item>
              <text:p text:style-name="P30">submenue</text:p>
            </text:list-item>
          </text:list>
        </text:list-item>
        <text:list-item>
          <text:p text:style-name="P30">Registerkarten</text:p>
        </text:list-item>
        <text:list-item>
          <text:p text:style-name="P30">Statusleiste</text:p>
        </text:list-item>
        <text:list-item>
          <text:p text:style-name="P30">Editboxen mit Formatbeschreibung wie xForms</text:p>
        </text:list-item>
        <text:list-item>
          <text:p text:style-name="P30">Trennlinien mit und ohne label</text:p>
        </text:list-item>
        <text:list-item>
          <text:p text:style-name="P30">Events (machen wir ja jetzt eh)</text:p>
        </text:list-item>
        <text:list-item>
          <text:p text:style-name="P30">icon für Window</text:p>
        </text:list-item>
        <text:list-item>
          <text:p text:style-name="P30">Tab reihenfolge von controlls</text:p>
        </text:list-item>
        <text:list-item>
          <text:p text:style-name="P30">TextBox mit maskierung für passwort</text:p>
        </text:list-item>
      </text:list>
      <text:p text:style-name="Standard"/>
      <text:p text:style-name="Standard"/>
      <text:p text:style-name="Standard">checkbox</text:p>
      <text:list text:style-name="L3">
        <text:list-item>
          <text:p text:style-name="P41">Label : String</text:p>
        </text:list-item>
        <text:list-item>
          <text:p text:style-name="P41">checked (Ausgangsstatus) : Boolean </text:p>
        </text:list-item>
      </text:list>
      <text:list text:style-name="L4">
        <text:list-item>
          <text:p text:style-name="P43">Positionierung x,y : int</text:p>
        </text:list-item>
      </text:list>
      <text:list text:style-name="L4">
        <text:list-item text:start-value="1">
          <text:p text:style-name="P43">ID : String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6">
        <text:list-item>
          <text:p text:style-name="P46">height : int</text:p>
        </text:list-item>
      </text:list>
      <text:p text:style-name="Standard"/>
      <text:p text:style-name="Standard"/>
      <text:p text:style-name="Standard">radiobutton</text:p>
      <text:list text:style-name="L7">
        <text:list-item>
          <text:p text:style-name="P47">Label : String</text:p>
        </text:list-item>
      </text:list>
      <text:list text:style-name="L8">
        <text:list-item>
          <text:p text:style-name="P48">Positionierung x,y <text:s/>: int</text:p>
        </text:list-item>
      </text:list>
      <text:list text:style-name="L8">
        <text:list-item text:start-value="1">
          <text:p text:style-name="P48">ID : String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9">
        <text:list-item>
          <text:p text:style-name="P51">height : int</text:p>
          <text:p text:style-name="P51"/>
        </text:list-item>
      </text:list>
      <text:p text:style-name="Standard">radiogroup</text:p>
      <text:list text:style-name="L10">
        <text:list-item>
          <text:p text:style-name="P53">Name : String</text:p>
        </text:list-item>
      </text:list>
      <text:list text:style-name="L7">
        <text:list-item text:start-value="1">
          <text:p text:style-name="P47">checked (Ausgangsstatus) : Boolean</text:p>
        </text:list-item>
      </text:list>
      <text:p text:style-name="Standard"/>
      <text:p text:style-name="Standard">label</text:p>
      <text:list text:style-name="L11">
        <text:list-item>
          <text:p text:style-name="P55">text : String</text:p>
        </text:list-item>
      </text:list>
      <text:list text:style-name="L12">
        <text:list-item>
          <text:p text:style-name="P56">Positionierung x,y : int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13">
        <text:list-item>
          <text:p text:style-name="P58">height : int</text:p>
        </text:list-item>
      </text:list>
      <text:list text:style-name="L12">
        <text:list-item text:start-value="1">
          <text:p text:style-name="P56">ID : String</text:p>
        </text:list-item>
      </text:list>
      <text:p text:style-name="Standard">editbox</text:p>
      <text:list text:style-name="L14">
        <text:list-item>
          <text:p text:style-name="P60">text : String</text:p>
        </text:list-item>
        <text:list-item>
          <text:p text:style-name="P60">maxLength : int</text:p>
        </text:list-item>
      </text:list>
      <text:list text:style-name="L15">
        <text:list-item>
          <text:p text:style-name="P62">Positionierung x,y : int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16">
        <text:list-item>
          <text:p text:style-name="P64">height : int (Brauchen wir das wenn das immer eine Zeile hoch ist?)</text:p>
        </text:list-item>
      </text:list>
      <text:list text:style-name="L15">
        <text:list-item text:start-value="1">
          <text:p text:style-name="P62">ID : String</text:p>
        </text:list-item>
      </text:list>
      <text:p text:style-name="Standard"/>
      <text:p text:style-name="Standard">textbox</text:p>
      <text:list text:style-name="L17">
        <text:list-item>
          <text:p text:style-name="P66">text : String</text:p>
        </text:list-item>
      </text:list>
      <text:list text:style-name="L18">
        <text:list-item>
          <text:p text:style-name="P67">Positionierung x,y : int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19">
        <text:list-item>
          <text:p text:style-name="P69">height : int</text:p>
        </text:list-item>
      </text:list>
      <text:list text:style-name="L18">
        <text:list-item text:start-value="1">
          <text:p text:style-name="P67">ID : String</text:p>
        </text:list-item>
      </text:list>
      <text:p text:style-name="Standard"/>
      <text:p text:style-name="P3"/>
      <text:p text:style-name="Standard">listbox (nicht ausklappbar -&gt; ist schon ausgeklappt)</text:p>
      <text:list text:style-name="L20">
        <text:list-item>
          <text:p text:style-name="P71">Positionierung x,y : int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21">
        <text:list-item>
          <text:p text:style-name="P73">height : int</text:p>
        </text:list-item>
      </text:list>
      <text:list text:style-name="L20">
        <text:list-item text:start-value="1">
          <text:p text:style-name="P71">ID : String</text:p>
        </text:list-item>
        <text:list-item>
          <text:p text:style-name="P71">multiselect : Boolean</text:p>
        </text:list-item>
      </text:list>
      <text:list text:style-name="L22">
        <text:list-header>
          <text:p text:style-name="P76"/>
        </text:list-header>
      </text:list>
      <text:p text:style-name="Standard">combobox (ausklappbar dropdown nicht editierbar)</text:p>
      <text:list text:style-name="L23">
        <text:list-item>
          <text:p text:style-name="P77">Positionierung x,y : int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24">
        <text:list-item>
          <text:p text:style-name="P79">height : int</text:p>
        </text:list-item>
      </text:list>
      <text:list text:style-name="L23">
        <text:list-item text:start-value="1">
          <text:p text:style-name="P77">ID : String</text:p>
        </text:list-item>
        <text:list-item>
          <text:p text:style-name="P77">selected : Boolean (standart ist false)</text:p>
        </text:list-item>
      </text:list>
      <text:p text:style-name="Standard"/>
      <text:p text:style-name="Standard">item (Eintrag in einer Listbox oder Combobox)</text:p>
      <text:list text:style-name="L25">
        <text:list-item>
          <text:p text:style-name="P82">label : String</text:p>
        </text:list-item>
        <text:list-item>
          <text:p text:style-name="P82">selected : Boolean</text:p>
        </text:list-item>
        <text:list-item>
          <text:p text:style-name="P82">ID : String</text:p>
        </text:list-item>
      </text:list>
      <text:p text:style-name="Standard"/>
      <text:list text:style-name="L26">
        <text:list-header>
          <text:p text:style-name="P85"/>
        </text:list-header>
      </text:list>
      <text:p text:style-name="Standard">button</text:p>
      <text:list text:style-name="L27">
        <text:list-item>
          <text:p text:style-name="P86">label</text:p>
        </text:list-item>
      </text:list>
      <text:list text:style-name="L28">
        <text:list-item>
          <text:p text:style-name="P87">Positionierung x,y : int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29">
        <text:list-item>
          <text:p text:style-name="P89">height : int</text:p>
        </text:list-item>
      </text:list>
      <text:list text:style-name="L28">
        <text:list-item text:start-value="1">
          <text:p text:style-name="P87">ID : String</text:p>
        </text:list-item>
      </text:list>
      <text:p text:style-name="Standard"/>
      <text:p text:style-name="Standard">imagebox</text:p>
      <text:list text:style-name="L30">
        <text:list-item>
          <text:p text:style-name="P91">source : String</text:p>
        </text:list-item>
        <text:list-item>
          <text:p text:style-name="P91">default : String (Wird angezeigt wenn bild nicht vorhanden ist)</text:p>
        </text:list-item>
      </text:list>
      <text:list text:style-name="L31">
        <text:list-item>
          <text:p text:style-name="P93">Positionierung x,y : int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32">
        <text:list-item>
          <text:p text:style-name="P95">height : int</text:p>
        </text:list-item>
      </text:list>
      <text:list text:style-name="L31">
        <text:list-item text:start-value="1">
          <text:p text:style-name="P93">ID : String</text:p>
        </text:list-item>
      </text:list>
      <text:p text:style-name="Standard"/>
      <text:p text:style-name="Standard">window</text:p>
      <text:list text:style-name="L33">
        <text:list-item>
          <text:p text:style-name="P97">title : String</text:p>
        </text:list-item>
      </text:list>
      <text:list text:style-name="L34">
        <text:list-item>
          <text:p text:style-name="P98">Positionierung x,y : int (optional)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35">
        <text:list-item>
          <text:p text:style-name="P100">height : int</text:p>
          <text:p text:style-name="P100"/>
        </text:list-item>
      </text:list>
      <text:p text:style-name="Standard">group</text:p>
      <text:list text:style-name="L36">
        <text:list-item>
          <text:p text:style-name="P102">title : String (optional) sonst rein virtuell</text:p>
        </text:list-item>
        <text:list-item>
          <text:p text:style-name="P102">border : Boolean</text:p>
        </text:list-item>
      </text:list>
      <text:list text:style-name="L5">
        <text:list-item text:start-value="1">
          <text:p text:style-name="P45">width : int</text:p>
        </text:list-item>
      </text:list>
      <text:list text:style-name="L37">
        <text:list-item>
          <text:p text:style-name="P105">height : int</text:p>
        </text:list-item>
        <text:list-item>
          <text:p text:style-name="P105">ID : String</text:p>
        </text:list-item>
      </text:list>
      <text:p text:style-name="Standard"/>
      <text:p text:style-name="Standard">groupref</text:p>
      <text:list text:style-name="L5">
        <text:list-item text:start-value="1">
          <text:p text:style-name="P45">xpos : int</text:p>
        </text:list-item>
        <text:list-item>
          <text:p text:style-name="P45">ypos : int</text:p>
        </text:list-item>
      </text:list>
      <text:list text:style-name="L33">
        <text:list-header>
          <text:p text:style-name="P97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30T12:54:51</meta:creation-date>
    <dc:date>2007-05-23T22:41:21</dc:date>
    <dc:language>en-US</dc:language>
    <meta:editing-cycles>66</meta:editing-cycles>
    <meta:editing-duration>PT2H55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20" meta:word-count="286" meta:character-count="1919"/>
  </office:meta>
</office:document-meta>
</file>